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Generator.setup(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axGener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Generator.fillContext( Object contextObject , Map 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rax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